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5.753cm" fo:margin-left="0cm" fo:margin-top="0cm" fo:margin-bottom="0cm" table:align="left" style:writing-mode="lr-tb"/>
    </style:style>
    <style:style style:name="Table15.A" style:family="table-column">
      <style:table-column-properties style:column-width="4.249cm"/>
    </style:style>
    <style:style style:name="Table15.B" style:family="table-column">
      <style:table-column-properties style:column-width="11.504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5" style:family="paragraph" style:parent-style-name="Standard">
      <style:text-properties fo:color="#000000" loext:opacity="100%" fo:font-weight="bold" style:font-weight-asian="bold" style:font-name-complex="Calibri1" style:font-size-complex="12.5pt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127fc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0" style:family="paragraph" style:parent-style-name="Standard"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1" style:family="paragraph" style:parent-style-name="Standard">
      <style:text-properties style:font-name="Calibri Light" fo:font-weight="bold" style:font-weight-asian="bold" style:font-name-complex="Calibri Light1"/>
    </style:style>
    <style:style style:name="P22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3" style:family="paragraph" style:parent-style-name="Standard">
      <style:paragraph-properties fo:break-before="pag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text-properties style:font-name-complex="Calibri1" style:font-size-complex="12.5pt"/>
    </style:style>
    <style:style style:name="P26" style:family="paragraph" style:parent-style-name="Standard">
      <style:text-properties style:font-name-complex="Calibri1"/>
    </style:style>
    <style:style style:name="P27" style:family="paragraph" style:parent-style-name="Standard">
      <style:text-properties fo:font-size="12.5pt" style:font-size-asian="12.5pt" style:font-name-complex="Calibri1" style:font-size-complex="12.5pt"/>
    </style:style>
    <style:style style:name="P28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29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0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1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2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35" style:family="paragraph" style:parent-style-name="Standard">
      <style:text-properties fo:font-weight="bold" style:font-weight-asian="bold" style:font-name-complex="Calibri1" style:font-size-complex="12.5pt"/>
    </style:style>
    <style:style style:name="P36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37" style:family="paragraph" style:parent-style-name="Standard">
      <style:paragraph-properties fo:orphans="0" fo:widows="0"/>
      <style:text-properties fo:font-weight="bold" style:font-weight-asian="bold"/>
    </style:style>
    <style:style style:name="P38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3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0" style:family="paragraph" style:parent-style-name="Standard">
      <style:paragraph-properties fo:orphans="0" fo:widows="0"/>
      <style:text-properties fo:color="#0000cc" loext:opacity="100%" fo:font-size="12.5pt" fo:font-weight="bold" officeooo:paragraph-rsid="001b7473" style:font-size-asian="12.5pt" style:font-weight-asian="bold" style:font-name-complex="Calibri1" style:font-size-complex="12.5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2b5d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1a0d0b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8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49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weight-complex="bold"/>
    </style:style>
    <style:style style:name="P5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1" style:family="paragraph" style:parent-style-name="Standard">
      <style:text-properties officeooo:paragraph-rsid="002dc123"/>
    </style:style>
    <style:style style:name="P5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53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54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 style:font-name-complex="Calibri1" style:font-size-complex="12.5pt"/>
    </style:style>
    <style:style style:name="T8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1" style:font-size-complex="12.5pt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15" style:family="text">
      <style:text-properties officeooo:rsid="003ab6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15283844"/>Bid Pack</text:p>
      <text:p text:style-name="P3">Attachment 1: Statement of Requirements</text:p>
      <text:p text:style-name="P3"/>
      <text:p text:style-name="P3"/>
      <text:p text:style-name="P3"/>
      <text:p text:style-name="P3"/>
      <text:p text:style-name="P3"/>
      <text:p text:style-name="P3"/>
      <text:p text:style-name="P8"><text:bookmark-start text:name="_Hlk95926626"/>«Insert Procurement Title» «Insert Procurement ID»</text:p>
      <text:p text:style-name="P1"><text:span text:style-name="T8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a ‘call-off further competition’ in relation to</text:p>
      <text:p text:style-name="P39">«Insert Lot id» «Insert Lot Name»</text:p>
      <text:p text:style-name="P39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-end text:name="_Hlk96322841"/><text:bookmark-end text:name="_Hlk115283844"/><text:bookmark text:name="_Hlk96322526"/></text:p>
      <text:p text:style-name="P9"/>
      <text:p text:style-name="P11"/>
      <text:p text:style-name="P10"/>
      <text:p text:style-name="P10"/>
      <text:p text:style-name="P10"/>
      <text:p text:style-name="P10"/>
      <text:p text:style-name="P10"><text:bookmark-start text:name="_Toc95972672"/><text:bookmark-start text:name="_Hlk95974457"/><text:bookmark-start text:name="_Toc111631741"/><text:bookmark-start text:name="_Toc111560524"/></text:p>
      <text:p text:style-name="P22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ublished</text:p>
          </table:table-cell>
          <table:table-cell table:style-name="Table1.A1" office:value-type="string">
            <text:p text:style-name="P41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7">Deadline for asking questions</text:p>
          </table:table-cell>
          <table:table-cell table:style-name="Table1.A1" office:value-type="string">
            <text:p text:style-name="P41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7">Closing date for applications</text:p>
          </table:table-cell>
          <table:table-cell table:style-name="Table1.A1" office:value-type="string">
            <text:p text:style-name="P41">«Insert Time, Date, Month, Year of #4»</text:p>
          </table:table-cell>
        </table:table-row>
      </table:table>
      <text:p text:style-name="Standard"/>
      <text:p text:style-name="Standard"/>
      <text:p text:style-name="P21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Off-payroll (IR35) determination</text:p>
          </table:table-cell>
          <table:table-cell table:style-name="Table2.A1" office:value-type="string">
            <text:p text:style-name="P41">«IR35_Question»</text:p>
          </table:table-cell>
        </table:table-row>
        <table:table-row table:style-name="Table2.1">
          <table:table-cell table:style-name="Table2.A1" office:value-type="string">
            <text:p text:style-name="P17">Summary of the work</text:p>
          </table:table-cell>
          <table:table-cell table:style-name="Table2.A1" office:value-type="string">
            <text:p text:style-name="P41">«Insert_work_summary»</text:p>
          </table:table-cell>
        </table:table-row>
        <table:table-row table:style-name="Table2.1">
          <table:table-cell table:style-name="Table2.A1" office:value-type="string">
            <text:p text:style-name="P17">Latest start date</text:p>
          </table:table-cell>
          <table:table-cell table:style-name="Table2.A1" office:value-type="string">
            <text:p text:style-name="P41">«Project_Start_Date»</text:p>
          </table:table-cell>
        </table:table-row>
        <table:table-row table:style-name="Table2.1">
          <table:table-cell table:style-name="Table2.A1" office:value-type="string">
            <text:p text:style-name="P17">Expected contract length</text:p>
          </table:table-cell>
          <table:table-cell table:style-name="Table2.A1" office:value-type="string">
            <text:p text:style-name="P41">«Project_Duration»</text:p>
            <text:p text:style-name="P41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list xml:id="list625079858" text:style-name="List_20_1">
              <text:list-item>
                <text:p text:style-name="P53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Organisation the work is for</text:p>
          </table:table-cell>
          <table:table-cell table:style-name="Table2.A1" office:value-type="string">
            <text:p text:style-name="P41">«Insert Name of Buyer»</text:p>
          </table:table-cell>
        </table:table-row>
        <table:table-row table:style-name="Table2.1">
          <table:table-cell table:style-name="Table2.A1" office:value-type="string">
            <text:p text:style-name="P17">Budget range</text:p>
          </table:table-cell>
          <table:table-cell table:style-name="Table2.A1" office:value-type="string">
            <text:p text:style-name="P41">«Project_Budget_Min_<text:span text:style-name="T15">C</text:span>onditional» to «Project_Budget_Max»</text:p>
            <text:p text:style-name="P41">«Additional text»</text:p>
          </table:table-cell>
        </table:table-row>
      </table:table>
      <text:p text:style-name="Standard"/>
      <text:p text:style-name="Standard"/>
      <text:p text:style-name="P21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Why the work is being done</text:p>
          </table:table-cell>
          <table:table-cell table:style-name="Table3.A1" office:value-type="string">
            <text:p text:style-name="P41">«Insert_Why_Work_Being_Done»</text:p>
          </table:table-cell>
        </table:table-row>
        <table:table-row table:style-name="Table3.1">
          <table:table-cell table:style-name="Table3.A1" office:value-type="string">
            <text:p text:style-name="P33">Problem to be solved</text:p>
          </table:table-cell>
          <table:table-cell table:style-name="Table3.A1" office:value-type="string">
            <text:p text:style-name="P41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33">Early market engagement</text:p>
          </table:table-cell>
          <table:table-cell table:style-name="Table3.A1" office:value-type="string">
            <text:p text:style-name="P41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33">Any work that’s already been done</text:p>
          </table:table-cell>
          <table:table-cell table:style-name="Table3.A1" office:value-type="string">
            <text:p text:style-name="P41">«Insert_Work_Done_So_Far_Box_1»</text:p>
          </table:table-cell>
        </table:table-row>
        <table:table-row table:style-name="Table3.1">
          <table:table-cell table:style-name="Table3.A1" office:value-type="string">
            <text:p text:style-name="P33">Existing team</text:p>
          </table:table-cell>
          <table:table-cell table:style-name="Table3.A1" office:value-type="string">
            <text:p text:style-name="P41">«Existing_Team_Details»</text:p>
          </table:table-cell>
        </table:table-row>
        <table:table-row table:style-name="Table3.1">
          <table:table-cell table:style-name="Table3.A1" office:value-type="string">
            <text:p text:style-name="P33">Current phase</text:p>
          </table:table-cell>
          <table:table-cell table:style-name="Table3.A1" office:value-type="string">
            <text:p text:style-name="P41">«Project_Phase_Currently_In»</text:p>
          </table:table-cell>
        </table:table-row>
      </table:table>
      <text:p text:style-name="Standard"/>
      <text:p text:style-name="P34">Who the users are and what they need to do</text:p>
      <text:p text:style-name="P51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19">Key User</text:p>
          </table:table-cell>
          <table:table-cell table:style-name="KEY_5f_USERS.A1" office:value-type="string">
            <text:p text:style-name="P19">Key User Definition</text:p>
          </table:table-cell>
        </table:table-row>
        <table:table-row table:style-name="KEY_5f_USERS.1">
          <table:table-cell table:style-name="KEY_5f_USERS.A1" office:value-type="string">
            <text:p text:style-name="P44">«Key_User_#n»</text:p>
            <text:p text:style-name="P15"/>
          </table:table-cell>
          <table:table-cell table:style-name="KEY_5f_USERS.A1" office:value-type="string">
            <text:p text:style-name="P42">«Key_User_#n_Definition»</text:p>
          </table:table-cell>
        </table:table-row>
      </table:table>
      <text:p text:style-name="P51"/>
      <text:p text:style-name="Standard"/>
      <text:p text:style-name="Standard"/>
      <text:p text:style-name="Standard"><text:soft-page-break/></text:p>
      <text:p text:style-name="Standard"/>
      <text:p text:style-name="P21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Address where the work will take place</text:p>
          </table:table-cell>
          <table:table-cell table:style-name="Table4.A1" office:value-type="string">
            <text:p text:style-name="P41">«Where_Work_Done»</text:p>
          </table:table-cell>
        </table:table-row>
        <table:table-row table:style-name="Table4.2">
          <table:table-cell table:style-name="Table4.A1" office:value-type="string">
            <text:p text:style-name="P33">Working arrangements</text:p>
          </table:table-cell>
          <table:table-cell table:style-name="Table4.A1" office:value-type="string">
            <text:p text:style-name="P41">«Working_Arrangements»</text:p>
          </table:table-cell>
        </table:table-row>
        <table:table-row table:style-name="Table4.3">
          <table:table-cell table:style-name="Table4.A1" office:value-type="string">
            <text:p text:style-name="P33">Security clearance</text:p>
          </table:table-cell>
          <table:table-cell table:style-name="Table4.A1" office:value-type="string">
            <text:p text:style-name="P47">«Security_level_selection»</text:p>
            <text:p text:style-name="P47">«Security_level_user_input»</text:p>
          </table:table-cell>
        </table:table-row>
      </table:table>
      <text:p text:style-name="Standard"/>
      <text:p text:style-name="Standard"/>
      <text:p text:style-name="P21">Additional information</text:p>
      <text:p text:style-name="Standard"/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8">Special term or Condition</text:p>
          </table:table-cell>
          <table:table-cell table:style-name="TERMS.A1" office:value-type="string">
            <text:p text:style-name="P18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41">«Insert_Special_Term Title #1 of n (max 20)_Condtional»</text:p>
            <text:p text:style-name="P14"/>
          </table:table-cell>
          <table:table-cell table:style-name="TERMS.A1" office:value-type="string">
            <text:p text:style-name="P41">«Insert Special_Term Description #1 of n (max 20)_Conditional»</text:p>
          </table:table-cell>
        </table:table-row>
      </table:table>
      <text:p text:style-name="Standard"/>
      <text:p text:style-name="Standard"/>
      <text:p text:style-name="P21">Additional documents</text:p>
      <text:p text:style-name="P21"/>
      <text:p text:style-name="P43">«Upload_document_filename_#n»</text:p>
      <text:p text:style-name="Standard"/>
      <text:p text:style-name="P21">Skills and experience</text:p>
      <text:p text:style-name="P21"/>
      <text:p text:style-name="P4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27">Essential skills and experience</text:p>
      <text:p text:style-name="P2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6">#</text:p>
          </table:table-cell>
          <table:table-cell table:style-name="TECHNICAL_5f_SKILL.A1" office:value-type="string">
            <text:p text:style-name="P37">Question</text:p>
          </table:table-cell>
          <table:table-cell table:style-name="TECHNICAL_5f_SKILL.A1" office:value-type="string">
            <text:p text:style-name="P37">Weighting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48">«insert_Technical_Comp_Ess_Skill_Descrip»</text:p>
            <text:p text:style-name="P13"/>
          </table:table-cell>
          <table:table-cell table:style-name="TECHNICAL_5f_SKILL.A1" office:value-type="string">
            <text:p text:style-name="P13"><text:span text:style-name="T7">«insert_Technical_Comp_Ess_Skill_Weight#»</text:span><text:span text:style-name="T13"> </text:span><text:span text:style-name="T11">%</text:span></text:p>
          </table:table-cell>
        </table:table-row>
      </table:table>
      <text:p text:style-name="Standard"/>
      <text:p text:style-name="P27">Nice-to-have skills and experience</text:p>
      <text:p text:style-name="P2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36">#</text:p>
          </table:table-cell>
          <table:table-cell table:style-name="NICE_5f_TO_5f_HAVE_5f_SKILL.A1" office:value-type="string">
            <text:p text:style-name="P37">Question</text:p>
          </table:table-cell>
          <table:table-cell table:style-name="NICE_5f_TO_5f_HAVE_5f_SKILL.A1" office:value-type="string">
            <text:p text:style-name="P37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3"><text:span text:style-name="T7">«insert_Technical_Comp_</text:span><text:span text:style-name="T6">Nice_Skill_Descrip_conditional</text:span><text:span text:style-name="T7">»</text:span></text:p>
            <text:p text:style-name="P13"/>
          </table:table-cell>
          <table:table-cell table:style-name="NICE_5f_TO_5f_HAVE_5f_SKILL.A1" office:value-type="string">
            <text:p text:style-name="P13"><text:span text:style-name="T7">«insert_Technical_Comp_</text:span><text:span text:style-name="T6">Nice_Skill_Weight#»</text:span><text:span text:style-name="T13"> </text:span><text:span text:style-name="T11">%</text:span></text:p>
          </table:table-cell>
        </table:table-row>
      </table:table>
      <text:p text:style-name="P26"/>
      <text:p text:style-name="P23">How suppliers will be evaluated</text:p>
      <text:p text:style-name="P26"/>
      <text:p text:style-name="P4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26"/>
      <text:p text:style-name="P4"/>
      <text:p text:style-name="P32">How many suppliers to evaluate</text:p>
      <text:p text:style-name="P40">«Insert Number of suppliers»</text:p>
      <text:p text:style-name="P40"/>
      <text:p text:style-name="P40"/>
      <text:p text:style-name="P25">Technical criteria</text:p>
      <text:p text:style-name="P2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6">#</text:p>
          </table:table-cell>
          <table:table-cell table:style-name="TECHNICAL_5f_COMP.A1" office:value-type="string">
            <text:p text:style-name="P37">Question</text:p>
          </table:table-cell>
          <table:table-cell table:style-name="TECHNICAL_5f_COMP.A1" office:value-type="string">
            <text:p text:style-name="P37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48">«insert_Technical_Comp_Tech_Q_Descrip»</text:p>
          </table:table-cell>
          <table:table-cell table:style-name="TECHNICAL_5f_COMP.A1" office:value-type="string">
            <text:p text:style-name="P48">«insert_Technical_Comp_Tech_Q_Weight#»</text:p>
          </table:table-cell>
        </table:table-row>
      </table:table>
      <text:p text:style-name="P25"/>
      <text:p text:style-name="P25">Social value criteria</text:p>
      <text:p text:style-name="P25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6">#</text:p>
          </table:table-cell>
          <table:table-cell table:style-name="SOCIAL_5f_VALUES.A1" office:value-type="string">
            <text:p text:style-name="P37">Question</text:p>
          </table:table-cell>
          <table:table-cell table:style-name="SOCIAL_5f_VALUES.A1" office:value-type="string">
            <text:p text:style-name="P37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48">«insert_SocVal_Question_#_conditional»</text:p>
          </table:table-cell>
          <table:table-cell table:style-name="SOCIAL_5f_VALUES.A1" office:value-type="string">
            <text:p text:style-name="P48">«insert_SocVal_Question_Weight_#_conditional»</text:p>
          </table:table-cell>
        </table:table-row>
      </table:table>
      <text:p text:style-name="P25"/>
      <text:p text:style-name="P32">Additional assessment methods</text:p>
      <text:list xml:id="list134906507925709" text:continue-numbering="true" text:style-name="List_20_1">
        <text:list-item>
          <text:p text:style-name="P54"><text:bookmark-start text:name="__DdeLink__24139_1517376212"/>«insert_Assess_model_selection conditional»<text:bookmark-end text:name="__DdeLink__24139_1517376212"/></text:p>
        </text:list-item>
      </text:list>
      <text:p text:style-name="P26"/>
      <text:p text:style-name="P32">Evaluation weighting</text:p>
      <text:p text:style-name="P35"/>
      <text:p text:style-name="P35">Technical competence</text:p>
      <text:list xml:id="list1757360812" text:style-name="WWNum2">
        <text:list-item>
          <text:p text:style-name="P52"><text:span text:style-name="T7">«insert_Technical_Comp_Weight» % - </text:span><text:span text:style-name="T9">Technical</text:span></text:p>
          <text:list>
            <text:list-item>
              <text:p text:style-name="P52"><text:span text:style-name="T7">«insert_Technical_Comp_Ess_Skill_Weight_overall_#» % - </text:span><text:span text:style-name="T12">Essential</text:span></text:p>
            </text:list-item>
            <text:list-item>
              <text:p text:style-name="P52"><text:span text:style-name="T7">«insert_Technical_Comp_Nice_Skill_Weight_overall_#» % - </text:span><text:span text:style-name="T9">Nice to have skills</text:span></text:p>
            </text:list-item>
            <text:list-item>
              <text:p text:style-name="P52"><text:span text:style-name="T7">«insert_Technical_Comp_Tech_Q_Weight_overall_#» % - </text:span><text:span text:style-name="T9">Quality </text:span></text:p>
            </text:list-item>
          </text:list>
        </text:list-item>
      </text:list>
      <text:p text:style-name="P5">Social Value</text:p>
      <text:list xml:id="list134906829267234" text:continue-numbering="true" text:style-name="WWNum2">
        <text:list-item>
          <text:p text:style-name="P52"><text:span text:style-name="T7">«insert_Social_Value_ Weight Conditional» % - </text:span><text:span text:style-name="T9">Social Value</text:span></text:p>
        </text:list-item>
      </text:list>
      <text:p text:style-name="P5">Price</text:p>
      <text:list xml:id="list134907537754200" text:continue-numbering="true" text:style-name="WWNum2">
        <text:list-item>
          <text:p text:style-name="P52"><text:span text:style-name="T7">«insert_Price_ Weight» % - </text:span><text:span text:style-name="T9">Price</text:span></text:p>
        </text:list-item>
      </text:list>
      <text:p text:style-name="Standard"><text:s text:c="5"/></text:p>
      <text:p text:style-name="Standard"/>
      <text:p text:style-name="P24">How suppliers will be scored</text:p>
      <text:p text:style-name="P24"/>
      <text:p text:style-name="P46">«Insert_Score_Model_Basis»</text:p>
      <table:table table:name="SCORE" table:style-name="SCORE">
        <table:table-column table:style-name="SCORE.A"/>
        <table:table-column table:style-name="SCORE.B"/>
        <table:table-column table:style-name="SCORE.C"/>
        <text:soft-page-break/>
        <table:table-row table:style-name="SCORE.1">
          <table:table-cell table:style-name="SCORE.A1" office:value-type="string">
            <text:p text:style-name="P20">Level</text:p>
          </table:table-cell>
          <table:table-cell table:style-name="SCORE.A1" office:value-type="string">
            <text:p text:style-name="P20">Score</text:p>
          </table:table-cell>
          <table:table-cell table:style-name="SCORE.A1" office:value-type="string">
            <text:p text:style-name="P20">Description</text:p>
          </table:table-cell>
        </table:table-row>
        <table:table-row table:style-name="SCORE.1">
          <table:table-cell table:style-name="SCORE.A1" office:value-type="string">
            <text:p text:style-name="P45">«Insert_Score_Model_Descr_Marks»</text:p>
          </table:table-cell>
          <table:table-cell table:style-name="SCORE.A1" office:value-type="string">
            <text:p text:style-name="P45">«Insert_Score_Model_Descr_Score»</text:p>
          </table:table-cell>
          <table:table-cell table:style-name="SCORE.A1" office:value-type="string">
            <text:p text:style-name="P45">«Insert_Score_Model_Descr_Description»</text:p>
          </table:table-cell>
        </table:table-row>
      </table:table>
      <text:p text:style-name="P26"/>
      <text:h text:style-name="Heading_20_1" text:outline-level="1"><text:bookmark-start text:name="_Hlk115283791"/><text:span text:style-name="T14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6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29">Procurement timetable (provisional)</text:p>
          </table:table-cell>
          <table:table-cell table:style-name="Table14.B1" office:value-type="string">
            <text:p text:style-name="P30">Time / Date</text:p>
          </table:table-cell>
        </table:table-row>
        <table:table-row table:style-name="Table14.1">
          <table:table-cell table:style-name="Table14.A1" office:value-type="string">
            <text:p text:style-name="P28">Published</text:p>
          </table:table-cell>
          <table:table-cell table:style-name="Table14.B1" office:value-type="string">
            <text:p text:style-name="P5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1">Deadline for asking questions</text:p>
          </table:table-cell>
          <table:table-cell table:style-name="Table14.B1" office:value-type="string">
            <text:p text:style-name="P5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1">Deadline for publishing clarification responses</text:p>
          </table:table-cell>
          <table:table-cell table:style-name="Table14.B1" office:value-type="string">
            <text:p text:style-name="P5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1">Closing date for applications</text:p>
          </table:table-cell>
          <table:table-cell table:style-name="Table14.B1" office:value-type="string">
            <text:p text:style-name="P5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28">Evaluation of shortlisting responses</text:p>
          </table:table-cell>
          <table:table-cell table:style-name="Table14.B1" office:value-type="string">
            <text:p text:style-name="P5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28">Publication of further assessment documents</text:p>
          </table:table-cell>
          <table:table-cell table:style-name="Table14.B1" office:value-type="string">
            <text:p text:style-name="P5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28">Closing date for written proposals</text:p>
          </table:table-cell>
          <table:table-cell table:style-name="Table14.B1" office:value-type="string">
            <text:p text:style-name="P5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28">Supplier presentations (if applicable)</text:p>
          </table:table-cell>
          <table:table-cell table:style-name="Table14.B1" office:value-type="string">
            <text:p text:style-name="P5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28">Evaluation of further assessment responses</text:p>
          </table:table-cell>
          <table:table-cell table:style-name="Table14.B1" office:value-type="string">
            <text:p text:style-name="P5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28">Standstill period (if applicable)</text:p>
          </table:table-cell>
          <table:table-cell table:style-name="Table14.B11" office:value-type="string">
            <text:p text:style-name="P50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28">Contract award</text:p>
          </table:table-cell>
          <table:table-cell table:style-name="Table14.B11" office:value-type="string">
            <text:p text:style-name="P5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28">Contract signature</text:p>
          </table:table-cell>
          <table:table-cell table:style-name="Table14.B11" office:value-type="string">
            <text:p text:style-name="P5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28">Contract start</text:p>
          </table:table-cell>
          <table:table-cell table:style-name="Table14.B11" office:value-type="string">
            <text:p text:style-name="P50">«Insert Time, Date, Month, Year of #11»</text:p>
          </table:table-cell>
        </table:table-row>
      </table:table>
      <text:p text:style-name="P10"/>
      <text:p text:style-name="P10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Question and answer session</text:p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3">Q&amp;A session details</text:p>
          </table:table-cell>
          <table:table-cell table:style-name="Table15.A1" office:value-type="string">
            <text:p text:style-name="P45">«insert_QandA_descrip conditional»</text:p>
          </table:table-cell>
        </table:table-row>
      </table:table>
      <text:p text:style-name="P12"/>
      <text:h text:style-name="P38" text:outline-level="1"><text:bookmark-start text:name="_Toc92688256"/><text:bookmark-start text:name="_Toc111648149"/><text:bookmark-start text:name="_Toc111634086"/><text:bookmark-start text:name="_Toc111570292"/><text:bookmark-start text:name="_Toc111565623"/><text:bookmark-start text:name="_Toc111560119"/><text:soft-page-break/>Appendix – Glossary<text:bookmark-end text:name="_Toc92688256"/><text:bookmark-end text:name="_Toc111648149"/><text:bookmark-end text:name="_Toc111634086"/><text:bookmark-end text:name="_Toc111570292"/><text:bookmark-end text:name="_Toc111565623"/><text:bookmark-end text:name="_Toc111560119"/></text:h>
      <text:p text:style-name="Standard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37">Term / Acronym</text:p>
          </table:table-cell>
          <table:table-cell table:style-name="GLOSSARY.A1" office:value-type="string">
            <text:p text:style-name="P37">Description</text:p>
          </table:table-cell>
        </table:table-row>
        <table:table-row table:style-name="GLOSSARY.1">
          <table:table-cell table:style-name="GLOSSARY.A1" office:value-type="string">
            <text:p text:style-name="P49">«Insert Glossary Term Title #1 of n (max 20)»</text:p>
          </table:table-cell>
          <table:table-cell table:style-name="GLOSSARY.A1" office:value-type="string">
            <text:p text:style-name="P49">«Insert Glossary Term Description #1 of n (max 20)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31</meta:editing-cycles>
    <meta:creation-date>2022-10-11T10:21:00</meta:creation-date>
    <dc:date>2022-10-20T13:48:57.067954607</dc:date>
    <meta:editing-duration>PT3H30M34S</meta:editing-duration>
    <meta:generator>LibreOffice/7.3.4.2$MacOSX_X86_64 LibreOffice_project/728fec16bd5f605073805c3c9e7c4212a0120dc5</meta:generator>
    <meta:document-statistic meta:table-count="14" meta:image-count="0" meta:object-count="0" meta:page-count="6" meta:paragraph-count="161" meta:word-count="633" meta:character-count="5022" meta:non-whitespace-character-count="4545"/>
    <meta:user-defined meta:name="AppVersion">16.0000</meta:user-defined>
    <meta:template xlink:type="simple" xlink:actuate="onRequest" xlink:title="Normal" xlink:href=""/>
  </office:meta>
</office:document-meta>
</file>